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5</text:p>
      <text:p text:style-name="Standard">By Eric Schles</text:p>
      <text:p text:style-name="Standard"/>
      <text:p text:style-name="Standard">5.1</text:p>
      <text:p text:style-name="Standard">What is a design pattern?</text:p>
      <text:p text:style-name="Standard"/>
      <text:p text:style-name="Standard">Book says:</text:p>
      <text:p text:style-name="Standard"/>
      <text:p text:style-name="Standard">The idea of a design pattern is to document a problem and its solution so that others can take advantage of the collective experience of the entire software engineering community. <text:s/>Thus a design pattern describes a problem that occurs over and over in software engineering and then describes the solution in a sufficiently generic manner as to be applicable in a wide variety of contexts.</text:p>
      <text:p text:style-name="Standard"/>
      <text:p text:style-name="Standard">I say:</text:p>
      <text:p text:style-name="Standard"/>
      <text:p text:style-name="Standard"><text:s/>A design pattern is a way of leveraging the work of others. <text:s/>While useful in some cases, it really only is when the solution is truly known and the problem is truly known. <text:s/>If there are unknowns in your problem because of some crude transformation or if the problem is really brand new then using a design pattern can have catostrophic consequences. <text:s/>For instance the solution to farming makes use of engineering design patterns. <text:s/>However these are generally a bad idea. <text:s/>And the population suffers because a design pattern is being made use of that is incorrect.</text:p>
      <text:p text:style-name="Standard"/>
      <text:p text:style-name="Standard">5.2</text:p>
      <text:p text:style-name="Standard"/>
      <text:p text:style-name="Standard">Describe how function objects are implemented in C++.</text:p>
      <text:p text:style-name="Standard"/>
      <text:p text:style-name="Standard">The book says:</text:p>
      <text:p text:style-name="Standard"/>
      <text:p text:style-name="Standard">The function object often contains no data but does contain a single method with a given name specified by the generic algorithm. <text:s/>The object, which is simply an instance of the single-method class is then passed to the algorithm, which in turn calls the single method of the function object. <text:s/>We can design different comparison functions by simply declaring a new class. <text:s/>Each new class contains a different implementation of the agreed upon single method.</text:p>
      <text:p text:style-name="Standard"/>
      <text:p text:style-name="Standard">I say:</text:p>
      <text:p text:style-name="Standard"/>
      <text:p text:style-name="Standard">We declare a class with no data and a single operator: operator() that takes in a set of parameters and then carries out the intended operation. <text:s/></text:p>
      <text:p text:style-name="Standard"/>
      <text:p text:style-name="Standard">5.3</text:p>
      <text:p text:style-name="Standard"/>
      <text:p text:style-name="Standard">Explain the adapter and wrapper patterns. <text:s/>How do they differ?</text:p>
      <text:p text:style-name="Standard"/>
      <text:p text:style-name="Standard">Book says:</text:p>
      <text:p text:style-name="Standard"/>
      <text:p text:style-name="Standard">A wrapper class typically stores a primitive type and adds operations that the primitive type either does not support or does not support correctly. <text:s/></text:p>
      <text:p text:style-name="Standard"/>
      <text:p text:style-name="Standard">An adapter class is typically used when the interface of a class is not exactly what is needed and <text:soft-page-break/>provides a wrapping effect while changing the interface. <text:s/></text:p>
      <text:p text:style-name="Standard"/>
      <text:p text:style-name="Standard">I say:</text:p>
      <text:p text:style-name="Standard"/>
      <text:p text:style-name="Standard">So the wrapper and adapter classes function similarly for different types of objects. <text:s/>The wrapper works on primitive types where as the adapter works on primitive interfaces. <text:s/>The point of both of these is to take some primitive and give in extra functionality. <text:s/>This is similar to the way Issac Newton wrapped the ideas of others into the calculus. <text:s/></text:p>
      <text:p text:style-name="Standard"/>
      <text:p text:style-name="Standard">Thus this is seeing further while doing less work. </text:p>
      <text:p text:style-name="Standard"/>
      <text:p text:style-name="Standard">5.4</text:p>
      <text:p text:style-name="Standard"/>
      <text:p text:style-name="Standard">What are two common ways to implement adapters? <text:s/>What are the trade-offs between these implementation methods?</text:p>
      <text:p text:style-name="Standard"/>
      <text:p text:style-name="Standard">Have a function in the adapter call another function or use private inheritance. <text:s/>Calling another function adds overhead. <text:s/>Private inheritance obfuscates details.</text:p>
      <text:p text:style-name="Standard"/>
      <text:p text:style-name="Standard">5.5</text:p>
      <text:p text:style-name="Standard"/>
      <text:p text:style-name="Standard">Describe in general the</text:p>
      <text:p text:style-name="Standard">a. Iterator pattern</text:p>
      <text:p text:style-name="Standard">b. Observer pattern</text:p>
      <text:p text:style-name="Standard"/>
      <text:p text:style-name="Standard">a. <text:s/>The iterator pattern is used to iterate through lists, arrays and other indexed objects. <text:s/>Iterators are used to abstract away the details of a given interator. <text:s/>Thus allowing for general programming design patterns. <text:s/>This also allows for type independence.</text:p>
      <text:p text:style-name="Standard"/>
      <text:p text:style-name="Standard">b. <text:s/>An observer consists of a subject and a set of observers. <text:s/>The observers observe the behavior of the subject and react accordingly. <text:s/></text:p>
      <text:p text:style-name="Standard"/>
      <text:p text:style-name="Standard">5.6</text:p>
      <text:p text:style-name="Standard"/>
      <text:p text:style-name="Standard">Give an example of an observer pattern not discussed in the text. <text:s/>Give a real life example.</text:p>
      <text:p text:style-name="Standard"/>
      <text:p text:style-name="Standard">So on the internet, when services listen on a socket for some behavior then they are observers! <text:s/>Students and a teacher – when the teacher tells the students to do something, they do it. <text:s/>Like if the teacher assigns homework.</text:p>
      <text:p text:style-name="Standard"/>
      <text:p text:style-name="Standard">5.7</text:p>
      <text:p text:style-name="Standard"/>
      <text:p text:style-name="Standard">You can actually write implementations for abstract functions in C++. <text:s/>Do this for figure 5.21's destructor.</text:p>
      <text:p text:style-name="Standard"/>
      <text:p text:style-name="Standard">See ch5q7.cpp</text:p>
      <text:p text:style-name="Standard"/>
      <text:p text:style-name="Standard"/>
      <text:p text:style-name="Standard"/>
      <text:p text:style-name="Standard"><text:soft-page-break/></text:p>
      <text:list xml:id="list98579368" text:style-name="L1">
        <text:list-item>
          <text:list>
            <text:list-item>
              <text:p text:style-name="P1">and 5.9 are already done.</text:p>
            </text:list-item>
          </text:list>
        </text:list-item>
      </text:list>
      <text:p text:style-name="Standard"/>
      <text:p text:style-name="Standard">5.10</text:p>
      <text:p text:style-name="Standard"/>
      <text:p text:style-name="Standard">Although the function objects that we looked at store no data, that is not a requirement.</text:p>
      <text:p text:style-name="Standard"/>
      <text:p text:style-name="Standard"/>
      <text:p text:style-name="Standard">See ch5q9.cpp ch5q10.cpp</text:p>
      <text:p text:style-name="Standard">a. <text:s/>Write a function object EqualsK that contains one data member, k. <text:s/>The EqualsK object is constructed with a single parameter used to initialize k. <text:s/>Its one parameter operator() returns true if the parameter equals k.</text:p>
      <text:p text:style-name="Standard"/>
      <text:p text:style-name="Standard">b. <text:s/>Use EqualsK to test countMatches in 5.9. <text:s/>Make EqualsK a template.</text:p>
      <text:p text:style-name="Standard"/>
      <text:p text:style-name="Standard"><text:s/>5.11</text:p>
      <text:p text:style-name="Standard"/>
      <text:p text:style-name="Standard">add operator* and operator-&gt; to the Pointer class template in Figure 5.7</text:p>
      <text:p text:style-name="Standard"/>
      <text:p text:style-name="Standard">see ch5q11.cpp</text:p>
      <text:p text:style-name="Standard"/>
      <text:p text:style-name="Standard">5.12</text:p>
      <text:p text:style-name="Standard"/>
      <text:p text:style-name="Standard">Is it safe to apply insertionSort to a vector of auto_ptr objects?</text:p>
      <text:p text:style-name="Standard"/>
      <text:p text:style-name="Standard">No because tmp will not be deleted when the function goes out of scope. <text:s/></text:p>
      <text:p text:style-name="Standard"/>
      <text:p text:style-name="Standard">5.13</text:p>
      <text:p text:style-name="Standard"/>
      <text:p text:style-name="Standard">Redo the storageCell class to allow for composition.</text:p>
      <text:p text:style-name="Standard"/>
      <text:p text:style-name="Standard">I will doing this with a struct however you could do this with other methods as well!</text:p>
      <text:p text:style-name="Standard"/>
      <text:p text:style-name="Standard">See ch5q13.cpp</text:p>
      <text:p text:style-name="Standard"/>
      <text:p text:style-name="Standard">5.14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31T10:40:29</meta:creation-date>
    <dc:date>2013-01-31T12:40:30</dc:date>
    <dc:creator>eric </dc:creator>
    <meta:editing-duration>PT59M4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54" meta:word-count="761" meta:character-count="4472" meta:non-whitespace-character-count="3745"/>
  </office:meta>
</office:document-meta>
</file>